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fortaa" svg:font-family="Comfortaa"/>
    <style:font-face style:name="Lohit Devanagari1" svg:font-family="'Lohit Devanagari'"/>
    <style:font-face style:name="arial" svg:font-family="arial, sans-serif"/>
    <style:font-face style:name="Comfortaa1" svg:font-family="Comfortaa"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1" style:family="table" style:master-page-name="HTML">
      <style:table-properties style:width="32.244cm" style:rel-width="100%" style:page-number="auto" fo:break-before="page" table:align="right" style:may-break-between-rows="false"/>
    </style:style>
    <style:style style:name="Tabel1.A" style:family="table-column">
      <style:table-column-properties style:column-width="10.622cm" style:rel-column-width="21588*"/>
    </style:style>
    <style:style style:name="Tabel1.C" style:family="table-column">
      <style:table-column-properties style:column-width="11cm" style:rel-column-width="22357*"/>
    </style:style>
    <style:style style:name="Tabel1.1" style:family="table-row">
      <style:table-row-properties style:min-row-height="5.424cm"/>
    </style:style>
    <style:style style:name="Tabel1.A1" style:family="table-cell">
      <style:table-cell-properties fo:padding="0cm" fo:border="none"/>
    </style:style>
    <style:style style:name="Tabel1.2" style:family="table-row">
      <style:table-row-properties style:min-row-height="1.085cm"/>
    </style:style>
    <style:style style:name="Tabel1.3" style:family="table-row">
      <style:table-row-properties style:min-row-height="0.397cm"/>
    </style:style>
    <style:style style:name="Tabel1.4" style:family="table-row">
      <style:table-row-properties style:min-row-height="1.005cm"/>
    </style:style>
    <style:style style:name="Tabel1.5" style:family="table-row">
      <style:table-row-properties style:min-row-height="5.503cm"/>
    </style:style>
    <style:style style:name="Tabel1.6" style:family="table-row">
      <style:table-row-properties style:min-row-height="0.106cm"/>
    </style:style>
    <style:style style:name="Tabel1.7" style:family="table-row">
      <style:table-row-properties style:min-row-height="0.529cm"/>
    </style:style>
    <style:style style:name="Tabel1.8" style:family="table-row">
      <style:table-row-properties style:min-row-height="0.609cm"/>
    </style:style>
    <style:style style:name="Tabel2" style:family="table">
      <style:table-properties style:width="7.699cm" style:rel-width="70%" table:align="center"/>
    </style:style>
    <style:style style:name="Tabel2.A" style:family="table-column">
      <style:table-column-properties style:column-width="7.699cm" style:rel-column-width="45865*"/>
    </style:style>
    <style:style style:name="Tabel2.A1" style:family="table-cell">
      <style:table-cell-properties fo:padding="0cm" fo:border="none"/>
    </style:style>
    <style:style style:name="Tabel3" style:family="table">
      <style:table-properties style:width="8.498cm" style:rel-width="80%" table:align="center"/>
    </style:style>
    <style:style style:name="Tabel3.A" style:family="table-column">
      <style:table-column-properties style:column-width="8.498cm" style:rel-column-width="52421*"/>
    </style:style>
    <style:style style:name="Tabel3.A1" style:family="table-cell">
      <style:table-cell-properties fo:padding="0cm" fo:border="none"/>
    </style:style>
    <style:style style:name="Tabel4" style:family="table">
      <style:table-properties style:width="8.497cm" style:rel-width="80%" table:align="center"/>
    </style:style>
    <style:style style:name="Tabel4.A" style:family="table-column">
      <style:table-column-properties style:column-width="8.497cm" style:rel-column-width="52419*"/>
    </style:style>
    <style:style style:name="Tabel4.A1" style:family="table-cell">
      <style:table-cell-properties fo:padding="0cm" fo:border="none"/>
    </style:style>
    <style:style style:name="Tabel5" style:family="table">
      <style:table-properties style:width="8.8cm" style:rel-width="80%" table:align="center"/>
    </style:style>
    <style:style style:name="Tabel5.A" style:family="table-column">
      <style:table-column-properties style:column-width="8.8cm" style:rel-column-width="52421*"/>
    </style:style>
    <style:style style:name="Tabel5.A1" style:family="table-cell">
      <style:table-cell-properties fo:padding="0cm" fo:border="none"/>
    </style:style>
    <style:style style:name="Tabel6" style:family="table">
      <style:table-properties style:width="8.498cm" style:rel-width="80%" table:align="center"/>
    </style:style>
    <style:style style:name="Tabel6.A" style:family="table-column">
      <style:table-column-properties style:column-width="8.498cm" style:rel-column-width="52421*"/>
    </style:style>
    <style:style style:name="Tabel6.1" style:family="table-row">
      <style:table-row-properties style:min-row-height="5.768cm"/>
    </style:style>
    <style:style style:name="Tabel6.A1" style:family="table-cell">
      <style:table-cell-properties fo:padding="0cm" fo:border="none"/>
    </style:style>
    <style:style style:name="Tabel7" style:family="table">
      <style:table-properties style:width="8.497cm" style:rel-width="80%" table:align="center"/>
    </style:style>
    <style:style style:name="Tabel7.A" style:family="table-column">
      <style:table-column-properties style:column-width="8.497cm" style:rel-column-width="52419*"/>
    </style:style>
    <style:style style:name="Tabel7.1" style:family="table-row">
      <style:table-row-properties style:min-row-height="3.36cm"/>
    </style:style>
    <style:style style:name="Tabel7.A1" style:family="table-cell">
      <style:table-cell-properties fo:padding="0cm" fo:border="none"/>
    </style:style>
    <style:style style:name="Tabel10" style:family="table">
      <style:table-properties style:width="10.62cm" table:align="margins"/>
    </style:style>
    <style:style style:name="Tabel10.A" style:family="table-column">
      <style:table-column-properties style:column-width="3.54cm" style:rel-column-width="21845*"/>
    </style:style>
    <style:style style:name="Tabel10.B" style:family="table-column">
      <style:table-column-properties style:column-width="3.54cm" style:rel-column-width="21846*"/>
    </style:style>
    <style:style style:name="Tabel10.C" style:family="table-column">
      <style:table-column-properties style:column-width="3.54cm" style:rel-column-width="21844*"/>
    </style:style>
    <style:style style:name="Tabel10.A1" style:family="table-cell">
      <style:table-cell-properties fo:padding="0cm" fo:border="none"/>
    </style:style>
    <style:style style:name="OneTimeEncryptionTable" style:family="table">
      <style:table-properties style:width="9.901cm" style:rel-width="90%" table:align="center"/>
    </style:style>
    <style:style style:name="OneTimeEncryptionTable.A" style:family="table-column">
      <style:table-column-properties style:column-width="9.901cm" style:rel-column-width="5613*"/>
    </style:style>
    <style:style style:name="P1" style:family="paragraph" style:parent-style-name="Standard">
      <style:paragraph-properties fo:text-align="center" style:justify-single-word="false"/>
      <style:text-properties fo:color="#666666" style:font-name="Comfortaa1" fo:font-size="10pt" style:font-size-asian="10pt" style:font-size-complex="10pt"/>
    </style:style>
    <style:style style:name="P2" style:family="paragraph" style:parent-style-name="Table_20_Contents">
      <style:paragraph-properties fo:text-align="center" style:justify-single-word="false"/>
      <style:text-properties fo:color="#333333" style:font-name="Comfortaa" fo:font-size="16pt" fo:font-weight="bold"/>
    </style:style>
    <style:style style:name="P3" style:family="paragraph" style:parent-style-name="Table_20_Contents">
      <style:paragraph-properties fo:text-align="center" style:justify-single-word="false"/>
      <style:text-properties fo:color="#333333" style:font-name="Comfortaa" fo:font-size="14pt" fo:font-weight="bold"/>
    </style:style>
    <style:style style:name="P4" style:family="paragraph" style:parent-style-name="Table_20_Contents">
      <style:text-properties fo:color="#333333" style:font-name="Comfortaa" fo:font-size="11pt" fo:background-color="transparent"/>
    </style:style>
    <style:style style:name="P5" style:family="paragraph" style:parent-style-name="Table_20_Contents">
      <style:paragraph-properties fo:text-align="justify" style:justify-single-word="false"/>
      <style:text-properties fo:color="#333333" style:font-name="Comfortaa" fo:font-size="11pt" fo:background-color="transparent"/>
    </style:style>
    <style:style style:name="P6" style:family="paragraph" style:parent-style-name="Table_20_Contents">
      <style:paragraph-properties fo:text-align="justify" style:justify-single-word="false"/>
      <style:text-properties fo:color="#333333" style:font-name="Comfortaa" fo:font-size="11pt" fo:font-weight="normal" fo:background-color="transparent"/>
    </style:style>
    <style:style style:name="P7" style:family="paragraph" style:parent-style-name="Table_20_Contents">
      <style:paragraph-properties fo:text-align="justify" style:justify-single-word="false"/>
      <style:text-properties fo:color="#333333" style:font-name="Comfortaa" fo:font-size="11pt" fo:font-weight="normal" officeooo:paragraph-rsid="0013e7fc" fo:background-color="transparent"/>
    </style:style>
    <style:style style:name="P8" style:family="paragraph" style:parent-style-name="Table_20_Contents">
      <style:paragraph-properties fo:text-align="center" style:justify-single-word="false"/>
      <style:text-properties fo:color="#333333" style:font-name="Comfortaa" fo:font-size="10pt"/>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margin-top="0cm" fo:margin-bottom="0.499cm" loext:contextual-spacing="false"/>
    </style:style>
    <style:style style:name="P12" style:family="paragraph" style:parent-style-name="Table_20_Contents">
      <style:paragraph-properties fo:margin-top="0cm" fo:margin-bottom="0.499cm" loext:contextual-spacing="false" fo:text-align="center" style:justify-single-word="false"/>
    </style:style>
    <style:style style:name="P13" style:family="paragraph" style:parent-style-name="Table_20_Contents">
      <style:paragraph-properties fo:margin-top="0cm" fo:margin-bottom="0.499cm" loext:contextual-spacing="false" fo:text-align="justify" style:justify-single-word="false"/>
    </style:style>
    <style:style style:name="P14" style:family="paragraph" style:parent-style-name="Table_20_Contents">
      <style:paragraph-properties fo:margin-top="0cm" fo:margin-bottom="0.499cm" loext:contextual-spacing="false" fo:text-align="justify" style:justify-single-word="false"/>
      <style:text-properties officeooo:paragraph-rsid="0013e7fc"/>
    </style:style>
    <style:style style:name="P15" style:family="paragraph" style:parent-style-name="Table_20_Contents">
      <style:paragraph-properties fo:margin-top="0cm" fo:margin-bottom="0.499cm" loext:contextual-spacing="false" fo:text-align="justify" style:justify-single-word="false"/>
      <style:text-properties fo:color="#333333" style:font-name="Comfortaa" fo:font-size="11pt" fo:background-color="transparent"/>
    </style:style>
    <style:style style:name="P16" style:family="paragraph" style:parent-style-name="Table_20_Contents">
      <style:paragraph-properties fo:margin-top="0cm" fo:margin-bottom="0.499cm" loext:contextual-spacing="false" fo:text-align="justify" style:justify-single-word="false"/>
      <style:text-properties fo:color="#333333" style:font-name="Comfortaa" fo:font-size="11pt" officeooo:paragraph-rsid="0013e7fc" fo:background-color="transparent"/>
    </style:style>
    <style:style style:name="P17" style:family="paragraph" style:parent-style-name="Table_20_Contents">
      <style:paragraph-properties fo:margin-top="0cm" fo:margin-bottom="0.499cm" loext:contextual-spacing="false" fo:text-align="center" style:justify-single-word="false"/>
      <style:text-properties fo:color="#333333" style:font-name="Comfortaa" fo:font-size="11pt" fo:background-color="transparent"/>
    </style:style>
    <style:style style:name="P18" style:family="paragraph" style:parent-style-name="Table_20_Contents">
      <style:paragraph-properties fo:margin-top="0cm" fo:margin-bottom="0.499cm" loext:contextual-spacing="false" fo:text-align="center" style:justify-single-word="false"/>
      <style:text-properties fo:color="#333333" style:font-name="Comfortaa" fo:font-size="14pt" fo:font-weight="bold"/>
    </style:style>
    <style:style style:name="P19" style:family="paragraph" style:parent-style-name="Table_20_Contents">
      <loext:graphic-properties draw:fill="none" draw:fill-color="#ffffff"/>
      <style:paragraph-properties fo:margin-top="0cm" fo:margin-bottom="0.499cm" loext:contextual-spacing="false" fo:line-height="100%" fo:background-color="transparent"/>
    </style:style>
    <style:style style:name="P20" style:family="paragraph" style:parent-style-name="Table_20_Contents">
      <loext:graphic-properties draw:fill="none" draw:fill-color="#ffffff"/>
      <style:paragraph-properties fo:margin-top="0cm" fo:margin-bottom="0.499cm" loext:contextual-spacing="false" fo:line-height="100%" fo:text-align="justify" style:justify-single-word="false" fo:background-color="transparent"/>
    </style:style>
    <style:style style:name="P21" style:family="paragraph" style:parent-style-name="Table_20_Contents">
      <style:paragraph-properties fo:margin-top="0cm" fo:margin-bottom="0.499cm" loext:contextual-spacing="false" fo:text-align="center" style:justify-single-word="false"/>
      <style:text-properties fo:color="#666666" style:font-name="arial" fo:font-size="14pt" fo:font-weight="bold" fo:background-color="transparent"/>
    </style:style>
    <style:style style:name="P22" style:family="paragraph" style:parent-style-name="Table_20_Contents">
      <style:paragraph-properties fo:margin-top="0cm" fo:margin-bottom="0.499cm" loext:contextual-spacing="false" fo:text-align="center" style:justify-single-word="false"/>
      <style:text-properties fo:color="#666666" style:font-name="arial"/>
    </style:style>
    <style:style style:name="P23" style:family="paragraph" style:parent-style-name="Table_20_Contents">
      <style:paragraph-properties fo:margin-top="0cm" fo:margin-bottom="0.499cm" loext:contextual-spacing="false" fo:text-align="center" style:justify-single-word="false"/>
      <style:text-properties fo:color="#666666"/>
    </style:style>
    <style:style style:name="P24" style:family="paragraph" style:parent-style-name="Table_20_Contents">
      <style:paragraph-properties fo:margin-top="0cm" fo:margin-bottom="0cm" loext:contextual-spacing="false" fo:text-align="center" style:justify-single-word="false"/>
      <style:text-properties fo:color="#333333" style:font-name="Comfortaa" fo:font-size="14pt" fo:font-weight="bold"/>
    </style:style>
    <style:style style:name="T1" style:family="text">
      <style:text-properties style:font-name="Comfortaa" fo:font-size="10pt"/>
    </style:style>
    <style:style style:name="T2" style:family="text">
      <style:text-properties fo:color="#333333" style:font-name="Comfortaa" fo:font-size="14pt" fo:font-weight="bold"/>
    </style:style>
    <style:style style:name="T3" style:family="text">
      <style:text-properties fo:color="#333333" style:font-name="Comfortaa" fo:font-size="11pt" fo:background-color="transparent" loext:char-shading-value="0"/>
    </style:style>
    <style:style style:name="T4" style:family="text">
      <style:text-properties fo:color="#333333" style:font-name="Comfortaa" fo:font-size="11pt" fo:font-weight="bold" fo:background-color="transparent" loext:char-shading-value="0"/>
    </style:style>
    <style:style style:name="T5" style:family="text">
      <style:text-properties fo:color="#333333" style:font-name="Comfortaa" fo:font-size="10pt"/>
    </style:style>
    <style:style style:name="T6" style:family="text">
      <style:text-properties fo:color="#333333" style:font-name="Comfortaa" fo:font-size="10pt" fo:background-color="transparent" loext:char-shading-value="0"/>
    </style:style>
    <style:style style:name="T7" style:family="text">
      <style:text-properties fo:color="#333333" style:font-name="Comfortaa" fo:font-size="10pt" fo:font-weight="bold" fo:background-color="transparent" loext:char-shading-value="0"/>
    </style:style>
    <style:style style:name="T8" style:family="text">
      <style:text-properties fo:color="#333333" fo:background-color="transparent" loext:char-shading-value="0"/>
    </style:style>
    <style:style style:name="T9" style:family="text">
      <style:text-properties fo:font-style="italic"/>
    </style:style>
    <style:style style:name="T10" style:family="text">
      <style:text-properties fo:font-size="12pt"/>
    </style:style>
    <style:style style:name="T11" style:family="text">
      <style:text-properties fo:color="#666666"/>
    </style:style>
    <style:style style:name="fr1" style:family="graphic" style:parent-style-name="Graphics">
      <style:graphic-properties style:vertical-pos="top" style:vertical-rel="text"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tex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32cm" fo:margin-right="0.132cm" fo:margin-top="0.053cm" fo:margin-bottom="0.053cm"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1" table:style-name="Tabel1">
        <table:table-column table:style-name="Tabel1.A" table:number-columns-repeated="2"/>
        <table:table-column table:style-name="Tabel1.C"/>
        <table:table-row table:style-name="Tabel1.1">
          <table:table-cell table:style-name="Tabel1.A1" office:value-type="string">
            <text:p text:style-name="Table_20_Contents"/>
          </table:table-cell>
          <table:table-cell table:style-name="Tabel1.A1" office:value-type="string">
            <text:p text:style-name="P11"><draw:frame draw:style-name="fr1" draw:name="Afbeelding1" text:anchor-type="as-char" svg:width="1.997cm" style:rel-width="100%" svg:height="0.998cm" style:rel-height="55%" draw:z-index="0"><draw:image xlink:href="../FinalCrypt_html_5dffb917c0732e44.png" xlink:type="simple" xlink:show="embed" xlink:actuate="onLoad" loext:mime-type="image/png"/></draw:frame><text:s/></text:p>
            <text:p text:style-name="P2">Quantum Computer Resistant File Encryption</text:p>
          </table:table-cell>
          <table:table-cell table:style-name="Tabel1.A1" office:value-type="string">
            <text:p text:style-name="Table_20_Contents"><draw:frame draw:style-name="fr2" draw:name="Afbeelding2" text:anchor-type="as-char" svg:width="2.117cm" svg:height="1.402cm" draw:z-index="1"><draw:image xlink:href="../FinalCrypt_html_3a6297b54aa63f67.gif" xlink:type="simple" xlink:show="embed" xlink:actuate="onLoad" loext:mime-type="image/gif"/></draw:frame><text:s/></text:p>
          </table:table-cell>
        </table:table-row>
        <table:table-row table:style-name="Tabel1.2">
          <table:table-cell table:style-name="Tabel1.A1" office:value-type="string">
            <text:p text:style-name="P9"><text:a xlink:type="simple" xlink:href="https://github.com/ron-from-nl/FinalCrypt/releases" text:style-name="Internet_20_link" text:visited-style-name="Visited_20_Internet_20_Link"><text:span text:style-name="T2">Downloads at GitHub</text:span></text:a></text:p>
            <table:table table:name="Tabel10" table:style-name="Tabel10">
              <table:table-column table:style-name="Tabel10.A"/>
              <table:table-column table:style-name="Tabel10.B"/>
              <table:table-column table:style-name="Tabel10.C"/>
              <table:table-row>
                <table:table-cell table:style-name="Tabel10.A1" office:value-type="string">
                  <text:p text:style-name="P9"><draw:a xlink:type="simple" xlink:href="https://github.com/ron-from-nl/FinalCrypt/releases/download/latest/FinalCrypt_Windows_Portable.zip"><draw:frame draw:style-name="fr4" draw:name="Afbeelding3" text:anchor-type="as-char" svg:width="2.619cm" svg:height="0.582cm" draw:z-index="6"><draw:image xlink:href="../FinalCrypt_html_fec49b19b823f218.png" xlink:type="simple" xlink:show="embed" xlink:actuate="onLoad" loext:mime-type="image/png"/></draw:frame></draw:a><text:a xlink:type="simple" xlink:href="https://github.com/ron-from-nl/FinalCrypt/releases/download/latest/FinalCrypt_Windows_Portable.zip" text:style-name="Internet_20_link" text:visited-style-name="Visited_20_Internet_20_Link"><text:s/></text:a></text:p>
                </table:table-cell>
                <table:table-cell table:style-name="Tabel10.A1" office:value-type="string">
                  <text:p text:style-name="P9"><draw:a xlink:type="simple" xlink:href="https://github.com/ron-from-nl/FinalCrypt/releases/download/latest/FinalCrypt_Windows_Installer.msi"><draw:frame draw:style-name="fr5" draw:name="Afbeelding4" text:anchor-type="as-char" svg:width="2.619cm" svg:height="0.582cm" draw:z-index="7"><draw:image xlink:href="../FinalCrypt_html_fec49b19b823f218.png" xlink:type="simple" xlink:show="embed" xlink:actuate="onLoad" loext:mime-type="image/png"/></draw:frame></draw:a><text:a xlink:type="simple" xlink:href="https://github.com/ron-from-nl/FinalCrypt/releases/download/latest/FinalCrypt_Windows_Installer.msi" text:style-name="Internet_20_link" text:visited-style-name="Visited_20_Internet_20_Link"><text:s/></text:a></text:p>
                </table:table-cell>
                <table:table-cell table:style-name="Tabel10.A1" office:value-type="string">
                  <text:p text:style-name="P9"><draw:a xlink:type="simple" xlink:href="https://github.com/ron-from-nl/FinalCrypt/releases/download/latest/FinalCrypt_Windows_Installer_Legacy.exe"><draw:frame draw:style-name="fr5" draw:name="Afbeelding5" text:anchor-type="as-char" svg:width="2.619cm" svg:height="0.582cm" draw:z-index="8"><draw:image xlink:href="../FinalCrypt_html_fec49b19b823f218.png" xlink:type="simple" xlink:show="embed" xlink:actuate="onLoad" loext:mime-type="image/png"/></draw:frame></draw:a><text:a xlink:type="simple" xlink:href="https://github.com/ron-from-nl/FinalCrypt/releases/download/latest/FinalCrypt_Windows_Installer_Legacy.exe" text:style-name="Internet_20_link" text:visited-style-name="Visited_20_Internet_20_Link"><text:s/></text:a></text:p>
                </table:table-cell>
              </table:table-row>
              <table:table-row>
                <table:table-cell table:style-name="Tabel10.A1" office:value-type="string">
                  <text:p text:style-name="P9"><text:a xlink:type="simple" xlink:href="https://github.com/ron-from-nl/FinalCrypt/releases/download/latest/FinalCrypt_Windows_Portable.zip" text:style-name="Internet_20_link" text:visited-style-name="Visited_20_Internet_20_Link"><text:span text:style-name="T1">PORTABLE ZIP</text:span></text:a></text:p>
                </table:table-cell>
                <table:table-cell table:style-name="Tabel10.A1" office:value-type="string">
                  <text:p text:style-name="P9"><text:a xlink:type="simple" xlink:href="https://github.com/ron-from-nl/FinalCrypt/releases/download/latest/FinalCrypt_Windows_Installer.msi" text:style-name="Internet_20_link" text:visited-style-name="Visited_20_Internet_20_Link"><text:span text:style-name="T1">INSTALL MSI</text:span></text:a></text:p>
                </table:table-cell>
                <table:table-cell table:style-name="Tabel10.A1" office:value-type="string">
                  <text:p text:style-name="P9"><text:a xlink:type="simple" xlink:href="https://github.com/ron-from-nl/FinalCrypt/releases/download/latest/FinalCrypt_Windows_Installer_Legacy.exe" text:style-name="Internet_20_link" text:visited-style-name="Visited_20_Internet_20_Link"><text:span text:style-name="T1">INSTALL EXE</text:span></text:a></text:p>
                </table:table-cell>
              </table:table-row>
              <table:table-row>
                <table:table-cell table:style-name="Tabel10.A1" office:value-type="string">
                  <text:p text:style-name="P9"/>
                </table:table-cell>
                <table:table-cell table:style-name="Tabel10.A1" office:value-type="string">
                  <text:p text:style-name="P9"/>
                </table:table-cell>
                <table:table-cell table:style-name="Tabel10.A1" office:value-type="string">
                  <text:p text:style-name="P9"/>
                </table:table-cell>
              </table:table-row>
              <table:table-row>
                <table:table-cell table:style-name="Tabel10.A1" office:value-type="string">
                  <text:p text:style-name="P9"><draw:a xlink:type="simple" xlink:href="https://github.com/ron-from-nl/FinalCrypt/releases/download/latest/FinalCrypt_Apple_OSX.dmg"><draw:frame draw:style-name="fr2" draw:name="Afbeelding6" text:anchor-type="as-char" svg:width="1.984cm" svg:height="0.661cm" draw:z-index="9"><draw:image xlink:href="../FinalCrypt_html_b9e48e490cf84272.png" xlink:type="simple" xlink:show="embed" xlink:actuate="onLoad" loext:mime-type="image/png"/></draw:frame></draw:a><text:a xlink:type="simple" xlink:href="https://github.com/ron-from-nl/FinalCrypt/releases/download/latest/FinalCrypt_Apple_OSX.dmg" text:style-name="Internet_20_link" text:visited-style-name="Visited_20_Internet_20_Link"><text:s/></text:a></text:p>
                </table:table-cell>
                <table:table-cell table:style-name="Tabel10.A1" office:value-type="string">
                  <text:p text:style-name="P9"><draw:a xlink:type="simple" xlink:href="https://github.com/ron-from-nl/FinalCrypt/releases/download/latest/FinalCrypt_Z.jar"><draw:frame draw:style-name="fr2" draw:name="Afbeelding7" text:anchor-type="as-char" svg:width="2.646cm" svg:height="0.847cm" draw:z-index="10"><draw:image xlink:href="../FinalCrypt_html_5dffb917c0732e44.png" xlink:type="simple" xlink:show="embed" xlink:actuate="onLoad" loext:mime-type="image/png"/></draw:frame></draw:a><text:a xlink:type="simple" xlink:href="https://github.com/ron-from-nl/FinalCrypt/releases/download/latest/FinalCrypt_Z.jar" text:style-name="Internet_20_link" text:visited-style-name="Visited_20_Internet_20_Link"><text:s/></text:a></text:p>
                </table:table-cell>
                <table:table-cell table:style-name="Tabel10.A1" office:value-type="string">
                  <text:p text:style-name="P9"><draw:a xlink:type="simple" xlink:href="https://github.com/ron-from-nl/FinalCrypt/releases/download/latest/FinalCrypt_SourceCode.zip"><draw:frame draw:style-name="fr2" draw:name="Afbeelding8" text:anchor-type="as-char" svg:width="2.646cm" svg:height="0.847cm" draw:z-index="11"><draw:image xlink:href="../FinalCrypt_html_5dffb917c0732e44.png" xlink:type="simple" xlink:show="embed" xlink:actuate="onLoad" loext:mime-type="image/png"/></draw:frame></draw:a><text:a xlink:type="simple" xlink:href="https://github.com/ron-from-nl/FinalCrypt/releases/download/latest/FinalCrypt_SourceCode.zip" text:style-name="Internet_20_link" text:visited-style-name="Visited_20_Internet_20_Link"><text:s/></text:a></text:p>
                </table:table-cell>
              </table:table-row>
              <table:table-row>
                <table:table-cell table:style-name="Tabel10.A1" office:value-type="string">
                  <text:p text:style-name="P9"><text:a xlink:type="simple" xlink:href="https://github.com/ron-from-nl/FinalCrypt/releases/download/latest/FinalCrypt_Apple_OSX.dmg" text:style-name="Internet_20_link" text:visited-style-name="Visited_20_Internet_20_Link"><text:span text:style-name="T1">INSTALL DMG</text:span></text:a></text:p>
                </table:table-cell>
                <table:table-cell table:style-name="Tabel10.A1" office:value-type="string">
                  <text:p text:style-name="P9"><text:a xlink:type="simple" xlink:href="https://github.com/ron-from-nl/FinalCrypt/releases/download/latest/FinalCrypt_Z.jar" text:style-name="Internet_20_link" text:visited-style-name="Visited_20_Internet_20_Link"><text:span text:style-name="T1">FinalCrypt.jar</text:span></text:a></text:p>
                </table:table-cell>
                <table:table-cell table:style-name="Tabel10.A1" office:value-type="string">
                  <text:p text:style-name="P9"><text:a xlink:type="simple" xlink:href="https://github.com/ron-from-nl/FinalCrypt/releases/download/latest/FinalCrypt_SourceCode.zip" text:style-name="Internet_20_link" text:visited-style-name="Visited_20_Internet_20_Link"><text:span text:style-name="T1">SOURCECODE</text:span></text:a></text:p>
                </table:table-cell>
              </table:table-row>
              <table:table-row>
                <table:table-cell table:style-name="Tabel10.A1" office:value-type="string">
                  <text:p text:style-name="P9"/>
                </table:table-cell>
                <table:table-cell table:style-name="Tabel10.A1" office:value-type="string">
                  <text:p text:style-name="P9"/>
                </table:table-cell>
                <table:table-cell table:style-name="Tabel10.A1" office:value-type="string">
                  <text:p text:style-name="P9"/>
                </table:table-cell>
              </table:table-row>
              <table:table-row>
                <table:table-cell table:style-name="Tabel10.A1" office:value-type="string">
                  <text:p text:style-name="P9"><draw:a xlink:type="simple" xlink:href="https://github.com/ron-from-nl/FinalCrypt/releases/download/latest/FinalCrypt_Linux_x86_64.tgz"><draw:frame draw:style-name="fr3" draw:name="Afbeelding9" text:anchor-type="as-char" svg:width="1.984cm" svg:height="0.661cm" draw:z-index="12"><draw:image xlink:href="../FinalCrypt_html_d1d45cd2a936d485.png" xlink:type="simple" xlink:show="embed" xlink:actuate="onLoad" loext:mime-type="image/png"/></draw:frame></draw:a><text:a xlink:type="simple" xlink:href="https://github.com/ron-from-nl/FinalCrypt/releases/download/latest/FinalCrypt_Linux_x86_64.tgz" text:style-name="Internet_20_link" text:visited-style-name="Visited_20_Internet_20_Link"><text:s/></text:a></text:p>
                </table:table-cell>
                <table:table-cell table:style-name="Tabel10.A1" office:value-type="string">
                  <text:p text:style-name="P9"><draw:a xlink:type="simple" xlink:href="https://github.com/ron-from-nl/FinalCrypt/releases/download/latest/FinalCrypt_Linux_x86_64_Debian_Based.deb"><draw:frame draw:style-name="fr3" draw:name="Afbeelding10" text:anchor-type="as-char" svg:width="1.984cm" svg:height="0.661cm" draw:z-index="13"><draw:image xlink:href="../FinalCrypt_html_d1d45cd2a936d485.png" xlink:type="simple" xlink:show="embed" xlink:actuate="onLoad" loext:mime-type="image/png"/></draw:frame></draw:a><text:a xlink:type="simple" xlink:href="https://github.com/ron-from-nl/FinalCrypt/releases/download/latest/FinalCrypt_Linux_x86_64_Debian_Based.deb" text:style-name="Internet_20_link" text:visited-style-name="Visited_20_Internet_20_Link"><text:s/></text:a></text:p>
                </table:table-cell>
                <table:table-cell table:style-name="Tabel10.A1" office:value-type="string">
                  <text:p text:style-name="P9"><draw:a xlink:type="simple" xlink:href="https://github.com/ron-from-nl/FinalCrypt/releases/download/latest/FinalCrypt_Linux_x86_64_RPM_Based.rpm"><draw:frame draw:style-name="fr3" draw:name="Afbeelding11" text:anchor-type="as-char" svg:width="1.984cm" svg:height="0.661cm" draw:z-index="14"><draw:image xlink:href="../FinalCrypt_html_d1d45cd2a936d485.png" xlink:type="simple" xlink:show="embed" xlink:actuate="onLoad" loext:mime-type="image/png"/></draw:frame></draw:a><text:a xlink:type="simple" xlink:href="https://github.com/ron-from-nl/FinalCrypt/releases/download/latest/FinalCrypt_Linux_x86_64_RPM_Based.rpm" text:style-name="Internet_20_link" text:visited-style-name="Visited_20_Internet_20_Link"><text:s/></text:a></text:p>
                </table:table-cell>
              </table:table-row>
              <table:table-row>
                <table:table-cell table:style-name="Tabel10.A1" office:value-type="string">
                  <text:p text:style-name="P9"><text:a xlink:type="simple" xlink:href="https://github.com/ron-from-nl/FinalCrypt/releases/download/latest/FinalCrypt_Linux_x86_64.tgz" text:style-name="Internet_20_link" text:visited-style-name="Visited_20_Internet_20_Link"><text:span text:style-name="T1">PORTABLE TGZ</text:span></text:a></text:p>
                </table:table-cell>
                <table:table-cell table:style-name="Tabel10.A1" office:value-type="string">
                  <text:p text:style-name="P9"><text:a xlink:type="simple" xlink:href="https://github.com/ron-from-nl/FinalCrypt/releases/download/latest/FinalCrypt_Linux_x86_64_Debian_Based.deb" text:style-name="Internet_20_link" text:visited-style-name="Visited_20_Internet_20_Link"><text:span text:style-name="T1">INSTALL DEB</text:span></text:a></text:p>
                </table:table-cell>
                <table:table-cell table:style-name="Tabel10.A1" office:value-type="string">
                  <text:p text:style-name="P9"><text:a xlink:type="simple" xlink:href="https://github.com/ron-from-nl/FinalCrypt/releases/download/latest/FinalCrypt_Linux_x86_64_RPM_Based.rpm" text:style-name="Internet_20_link" text:visited-style-name="Visited_20_Internet_20_Link"><text:span text:style-name="T1">INSTALL RPM</text:span></text:a></text:p>
                </table:table-cell>
              </table:table-row>
            </table:table>
            <text:p text:style-name="P9"><text:span text:style-name="T2"/></text:p>
          </table:table-cell>
          <table:table-cell table:style-name="Tabel1.A1" office:value-type="string">
            <text:p text:style-name="P3">How does it work?</text:p>
          </table:table-cell>
          <table:table-cell table:style-name="Tabel1.A1" office:value-type="string">
            <text:p text:style-name="P24">One Time Pad Encryption</text:p>
            <table:table table:name="OneTimeEncryptionTable" table:style-name="OneTimeEncryptionTable">
              <table:table-column table:style-name="OneTimeEncryptionTable.A"/>
              <table:table-row>
                <table:table-cell office:value-type="string">
                  <text:p text:style-name="P14"><text:span text:style-name="T3">FinalCrypt uses </text:span><text:a xlink:type="simple" xlink:href="https://en.wikipedia.org/wiki/One-time_pad" text:style-name="Internet_20_link" text:visited-style-name="Visited_20_Internet_20_Link">One Time Pad Encryption</text:a><text:span text:style-name="T3"> which is known as the most unbreakable encryption.</text:span></text:p>
                  <text:p text:style-name="P14"><text:span text:style-name="T3">Extremely large keys (</text:span><text:a xlink:type="simple" xlink:href="https://en.wikipedia.org/wiki/FIPS_140-2" text:style-name="Internet_20_link" text:visited-style-name="Visited_20_Internet_20_Link">FIPS140-2</text:a><text:span text:style-name="T3"> &amp; </text:span><text:a xlink:type="simple" xlink:href="https://www.rfc-editor.org/rfc/pdfrfc/rfc1750.txt.pdf" text:style-name="Internet_20_link" text:visited-style-name="Visited_20_Internet_20_Link">RFC1750</text:a><text:span text:style-name="T3"> compliant) have the highest probability of being unbreakable by quantum computers and thus offer "</text:span><text:a xlink:type="simple" xlink:href="https://youtu.be/wUwZZaI5u0c?t=14" text:style-name="Internet_20_link" text:visited-style-name="Visited_20_Internet_20_Link">quantum security</text:a><text:span text:style-name="T3">".</text:span></text:p>
                  <text:p text:style-name="P16">FinalCrypt doesn't believe in "full disk encryption" either since a virus / spying / indexing software can (just like you) read all your files in an unlocked drive.</text:p>
                  <text:p text:style-name="P7">FinalCrypt also refers to "<text:span text:style-name="T9">One Time Key Encryption</text:span>".</text:p>
                </table:table-cell>
              </table:table-row>
            </table:table>
            <text:p text:style-name="Table_20_Contents"/>
          </table:table-cell>
        </table:table-row>
        <table:table-row table:style-name="Tabel1.3">
          <table:table-cell table:style-name="Tabel1.A1" office:value-type="string">
            <text:p text:style-name="P11"/>
          </table:table-cell>
          <table:table-cell table:style-name="Tabel1.A1" office:value-type="string">
            <text:p text:style-name="P11"/>
          </table:table-cell>
          <table:table-cell table:style-name="Tabel1.A1" office:value-type="string">
            <text:p text:style-name="P11"/>
          </table:table-cell>
        </table:table-row>
        <table:table-row table:style-name="Tabel1.4">
          <table:table-cell table:style-name="Tabel1.A1" office:value-type="string">
            <text:p text:style-name="P18">Do More</text:p>
          </table:table-cell>
          <table:table-cell table:style-name="Tabel1.A1" office:value-type="string">
            <text:p text:style-name="P18">Personal Strength</text:p>
          </table:table-cell>
          <table:table-cell table:style-name="Tabel1.A1" office:value-type="string">
            <text:p text:style-name="P18">Support</text:p>
          </table:table-cell>
        </table:table-row>
        <table:table-row table:style-name="Tabel1.5">
          <table:table-cell table:style-name="Tabel1.A1" office:value-type="string">
            <table:table table:name="Tabel7" table:style-name="Tabel7">
              <table:table-column table:style-name="Tabel7.A"/>
              <table:table-row table:style-name="Tabel7.1">
                <table:table-cell table:style-name="Tabel7.A1" office:value-type="string">
                  <text:p text:style-name="P11"><text:span text:style-name="T3">Let the brand new user interface guide you with ease or use the command line interface to fully automate encryption for large datasets (</text:span><text:a xlink:type="simple" xlink:href="https://raw.githubusercontent.com/ron-from-nl/FinalCrypt/master/MANPAGE" text:style-name="Internet_20_link" text:visited-style-name="Visited_20_Internet_20_Link">command-line manpage</text:a><text:span text:style-name="T3">).</text:span></text:p>
                  <text:p text:style-name="P4">Encrypt up to 4 billion files in one go supporting unlimited file sizes. No need to encrypt files one by one. Select all the files and directories and encrypt / decrypt.</text:p>
                </table:table-cell>
              </table:table-row>
            </table:table>
            <text:p text:style-name="P11"/>
          </table:table-cell>
          <table:table-cell table:style-name="Tabel1.A1" office:value-type="string">
            <table:table table:name="Tabel6" table:style-name="Tabel6">
              <table:table-column table:style-name="Tabel6.A"/>
              <table:table-row table:style-name="Tabel6.1">
                <table:table-cell table:style-name="Tabel6.A1" office:value-type="string">
                  <text:p text:style-name="P15">FinalCrypt has no restriction in key size creating (GiB/TiB) keys large enough to encircle the earth several times in comparison to traditional encryption keys (only 32 bytes) or passwords. On top of that FinalCrypt keys have no fixed location and can not be recognized as keys to prevent detection by key harvesting software.</text:p>
                  <text:p text:style-name="P5">An optional password enforces an extra round of encryption so a lost / stolen key-file can't unlock your data without your password.</text:p>
                </table:table-cell>
              </table:table-row>
            </table:table>
            <text:p text:style-name="P11"/>
          </table:table-cell>
          <table:table-cell table:style-name="Tabel1.A1" office:value-type="string">
            <table:table table:name="Tabel5" table:style-name="Tabel5">
              <table:table-column table:style-name="Tabel5.A"/>
              <table:table-row>
                <table:table-cell table:style-name="Tabel5.A1" office:value-type="string">
                  <text:p text:style-name="P12"><draw:frame draw:style-name="fr2" draw:name="Image2" text:anchor-type="as-char" svg:width="2.646cm" svg:height="2.646cm" draw:z-index="5"><draw:image xlink:href="../FinalCrypt_html_2e970af94a573bd3.png" xlink:type="simple" xlink:show="embed" xlink:actuate="onLoad" loext:mime-type="image/png"/></draw:frame><text:s/></text:p>
                  <text:p text:style-name="P17">Keeping your personal data private is an increasingly difficult task in this online world. Get free support for FinalCrypt.</text:p>
                  <text:p text:style-name="P9"><text:a xlink:type="simple" xlink:href="mailto:ronuitzaandam@gmail.com" text:style-name="Internet_20_link" text:visited-style-name="Visited_20_Internet_20_Link">Email</text:a><text:span text:style-name="T4"> </text:span><text:span text:style-name="T3">| </text:span><text:a xlink:type="simple" xlink:href="https://web.telegram.org/#/im?p=@ronfromholland" text:style-name="Internet_20_link" text:visited-style-name="Visited_20_Internet_20_Link"><text:span text:style-name="T4">Telegram</text:span></text:a></text:p>
                </table:table-cell>
              </table:table-row>
            </table:table>
            <text:p text:style-name="P19"/>
          </table:table-cell>
        </table:table-row>
        <table:table-row table:style-name="Tabel1.6">
          <table:table-cell table:style-name="Tabel1.A1" office:value-type="string">
            <text:p text:style-name="P20"/>
          </table:table-cell>
          <table:table-cell table:style-name="Tabel1.A1" office:value-type="string">
            <text:p text:style-name="P13"/>
          </table:table-cell>
          <table:table-cell table:style-name="Tabel1.A1" office:value-type="string">
            <text:p text:style-name="P20"/>
          </table:table-cell>
        </table:table-row>
        <table:table-row table:style-name="Tabel1.7">
          <table:table-cell table:style-name="Tabel1.A1" office:value-type="string">
            <text:p text:style-name="P21">Global Use</text:p>
          </table:table-cell>
          <table:table-cell table:style-name="Tabel1.A1" office:value-type="string">
            <text:p text:style-name="P21">Non-Profit</text:p>
          </table:table-cell>
          <table:table-cell table:style-name="Tabel1.A1" office:value-type="string">
            <text:p text:style-name="P21">Tested</text:p>
          </table:table-cell>
        </table:table-row>
        <table:table-row table:style-name="Tabel1.8">
          <table:table-cell table:style-name="Tabel1.A1" office:value-type="string">
            <table:table table:name="Tabel4" table:style-name="Tabel4">
              <table:table-column table:style-name="Tabel4.A"/>
              <table:table-row>
                <table:table-cell table:style-name="Tabel4.A1" office:value-type="string">
                  <text:p text:style-name="P23"><draw:frame draw:style-name="fr3" draw:name="Image3" text:anchor-type="as-char" svg:width="2.646cm" svg:height="2.646cm" draw:z-index="4"><draw:image xlink:href="../../Opera/FinalCrypt%20-%20Free%20File%20Encryption_files/globe_grey.png" xlink:type="simple" xlink:show="embed" xlink:actuate="onLoad" loext:mime-type=""/></draw:frame><text:s/></text:p>
                  <text:p text:style-name="P22"><text:span text:style-name="T10"><text:line-break/></text:span><text:span text:style-name="T5">FinalCrypt Worldwide</text:span></text:p>
                  <text:p text:style-name="P8">200,000+ downloads<text:line-break/>Used in 100 countries</text:p>
                </table:table-cell>
              </table:table-row>
            </table:table>
            <text:p text:style-name="P20"/>
          </table:table-cell>
          <table:table-cell table:style-name="Tabel1.A1" office:value-type="string">
            <table:table table:name="Tabel3" table:style-name="Tabel3">
              <table:table-column table:style-name="Tabel3.A"/>
              <table:table-row>
                <table:table-cell table:style-name="Tabel3.A1" office:value-type="string">
                  <text:p text:style-name="P12"><draw:a xlink:type="simple" xlink:href="https://github.com/ron-from-nl/FinalCrypt/tree/master/src/rdj"><draw:frame draw:style-name="fr2" draw:name="Image6" text:anchor-type="as-char" svg:width="4.683cm" svg:height="2.646cm" draw:z-index="3"><draw:image xlink:href="../../Opera/FinalCrypt%20-%20Free%20File%20Encryption_files/opensource_grey.png" xlink:type="simple" xlink:show="embed" xlink:actuate="onLoad" loext:mime-type=""/><svg:title>https://github.com/ron-from-nl/FinalCrypt/tree/master/src/rdj</svg:title></draw:frame></draw:a><text:a xlink:type="simple" xlink:href="https://github.com/ron-from-nl/FinalCrypt/tree/master/src/rdj" text:style-name="Internet_20_link" text:visited-style-name="Visited_20_Internet_20_Link"><text:span text:style-name="T11"><text:s/></text:span></text:a></text:p>
                  <text:p text:style-name="P12"/>
                  <text:p text:style-name="P10"><text:span text:style-name="T6">FinalCrypt is OpenSource and Non-Profit software. Privacy is a human right and should be freely available. Licensed under: </text:span><text:a xlink:type="simple" xlink:href="https://en.wikipedia.org/wiki/Creative_Commons_license" text:style-name="Internet_20_link" text:visited-style-name="Visited_20_Internet_20_Link"><text:span text:style-name="T7">Creative Commons Public License</text:span></text:a><text:span text:style-name="T8"> </text:span><text:span text:style-name="T6">(</text:span><text:a xlink:type="simple" xlink:href="https://creativecommons.org/licenses/by-nc-nd/4.0/" text:style-name="Internet_20_link" text:visited-style-name="Visited_20_Internet_20_Link">CC BY-NC-ND 4.0</text:a><text:span text:style-name="T6">)</text:span></text:p>
                </table:table-cell>
              </table:table-row>
            </table:table>
            <text:p text:style-name="P13"/>
          </table:table-cell>
          <table:table-cell table:style-name="Tabel1.A1" office:value-type="string">
            <table:table table:name="Tabel2" table:style-name="Tabel2">
              <table:table-column table:style-name="Tabel2.A"/>
              <table:table-row>
                <table:table-cell table:style-name="Tabel2.A1" office:value-type="string">
                  <text:p text:style-name="P12"><draw:a xlink:type="simple" xlink:href="https://www.softpedia.com/get/Security/Encrypting/FinalCrypt.shtml#status"><draw:frame draw:style-name="fr2" draw:name="Image7" text:anchor-type="as-char" svg:width="2.646cm" svg:height="2.646cm" draw:z-index="2"><draw:image xlink:href="../../Opera/FinalCrypt%20-%20Free%20File%20Encryption_files/tested_grey.png" xlink:type="simple" xlink:show="embed" xlink:actuate="onLoad" loext:mime-type=""/><svg:title>https://www.softpedia.com/get/Security/Encrypting/FinalCrypt.shtml#status</svg:title></draw:frame></draw:a><text:a xlink:type="simple" xlink:href="https://www.softpedia.com/get/Security/Encrypting/FinalCrypt.shtml#status" text:style-name="Internet_20_link" text:visited-style-name="Visited_20_Internet_20_Link"><text:s/></text:a></text:p>
                  <text:p text:style-name="P12"/>
                  <text:p text:style-name="P12"><text:a xlink:type="simple" xlink:href="https://www.softpedia.com/get/Security/Encrypting/FinalCrypt.shtml#status" text:style-name="Internet_20_link" text:visited-style-name="Visited_20_Internet_20_Link"><text:span text:style-name="T5">Tested independently for malware</text:span></text:a></text:p>
                  <text:p text:style-name="P1">Operational tests Win Mac &amp; Linux</text:p>
                  <text:p text:style-name="P1">Test type 1 400,000 files (100 GiB)</text:p>
                  <text:p text:style-name="P1">Test type 2 One-time Pad 430 GiB</text:p>
                  <text:p text:style-name="P1">10+ TeraBytes successfully tested</text:p>
                </table:table-cell>
              </table:table-row>
            </table:table>
            <text:p text:style-name="P11"/>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fortaa" svg:font-family="Comfortaa"/>
    <style:font-face style:name="Lohit Devanagari1" svg:font-family="'Lohit Devanagari'"/>
    <style:font-face style:name="arial" svg:font-family="arial, sans-serif"/>
    <style:font-face style:name="Comfortaa1" svg:font-family="Comfortaa"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5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01:10:13.033277110</meta:creation-date>
    <dc:date>2019-03-14T02:57:32.929289195</dc:date>
    <meta:editing-duration>PT41S</meta:editing-duration>
    <meta:editing-cycles>1</meta:editing-cycles>
    <meta:generator>LibreOffice/6.0.7.3$Linux_X86_64 LibreOffice_project/00m0$Build-3</meta:generator>
    <meta:document-statistic meta:table-count="9" meta:image-count="15" meta:object-count="0" meta:page-count="1" meta:paragraph-count="52" meta:word-count="327" meta:character-count="2062" meta:non-whitespace-character-count="1756"/>
  </office:meta>
</office:document-meta>
</file>